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03T00:00:00" table:style-name="ce5">
            <text:p>03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Poste de business analyste sous dimensionné, retour pour un autre poste la semaine prochaine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number-rows-repeated="104852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Frédéric Fromager</meta:initial-creator>
    <dc:creator>Frédéric Fromager</dc:creator>
    <meta:creation-date>2018-09-19T09:07:21Z</meta:creation-date>
    <dc:date>2023-04-17T13:15:45Z</dc:date>
    <meta:editing-cycles>127</meta:editing-cycles>
    <meta:editing-duration>PT127140S</meta:editing-duration>
  </office:meta>
</office:document-meta>
</file>